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2" style:parent-style-name="Graphics">
      <style:graphic-properties draw:fill="none" fo:clip="rect(0in, 0in, 0in, 0in)" draw:stroke="none" draw:luminance="0%" draw:contrast="0%" draw:imag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6" style:parent-style-name="Graphics">
      <style:graphic-properties draw:fill="none" fo:clip="rect(0in, 0in, 0in, 0in)" draw:stroke="none" draw:luminance="0%" draw:contrast="0%" draw:imag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in, 0in, 0in, 0in)" draw:stroke="none" draw:luminance="0%" draw:contrast="0%" draw:image-opacity="100%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 style:parent-style-name="Graphics">
      <style:graphic-properties draw:fill="none" fo:clip="rect(0in, 0in, 0in, 0in)" draw:stroke="none" draw:luminance="0%" draw:contrast="0%" draw:image-opacity="100%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8" draw:style-name="a565" draw:master-page-name="Master1-Layout7-blank-Blank" presentation:presentation-page-layout-name="Master1-PPL7" draw:id="Slide-263">
        <draw:frame draw:id="id73" draw:style-name="a569" draw:name="TextBox 1" svg:x="0.7037in" svg:y="1.12963in" svg:width="10.76852in" svg:height="1.11074in">
          <draw:text-box>
            <text:p text:style-name="a568" text:class-names="" text:cond-style-name=""><text:span text:style-name="a566" text:class-names=""><text:s text:c="11"/></text:span><text:span text:style-name="a567" text:class-names="">Mini-Project on<text:s text:c="1"/></text:span></text:p>
          </draw:text-box>
          <svg:title/>
          <svg:desc/>
        </draw:frame>
        <draw:frame draw:id="id74" draw:style-name="a586" draw:name="TextBox 3" svg:x="1.02373in" svg:y="3.88031in" svg:width="5.51389in" svg:height="2.12051in">
          <draw:text-box>
            <text:p text:style-name="a571" text:class-names="" text:cond-style-name=""><text:span text:style-name="a570" text:class-names="">By:</text:span></text:p>
            <text:p text:style-name="a577" text:class-names="" text:cond-style-name=""><text:span text:style-name="a572" text:class-names=""><text:s text:c="4"/></text:span><text:span text:style-name="a573" text:class-names=""><text:s text:c="2"/>Rakesh Kumar</text:span><text:span text:style-name="a574" text:class-names=""><text:s text:c="1"/></text:span><text:span text:style-name="a575" text:class-names="">Sahu</text:span><text:span text:style-name="a576" text:class-names=""/></text:p>
            <text:p text:style-name="a579" text:class-names="" text:cond-style-name=""><text:span text:style-name="a578" text:class-names=""><text:s text:c="6"/>Sai Gouda</text:span></text:p>
            <text:p text:style-name="a583" text:class-names="" text:cond-style-name=""><text:span text:style-name="a580" text:class-names=""><text:s text:c="3"/></text:span><text:span text:style-name="a581" text:class-names=""><text:s text:c="3"/></text:span><text:span text:style-name="a582" text:class-names="">Sridevi Jayaraman</text:span></text:p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5" draw:style-name="a590" draw:name="TextBox 6" svg:x="4.46296in" svg:y="0.62475in" svg:width="2.88715in" svg:height="0.50488in">
          <draw:text-box>
            <text:p text:style-name="a589" text:class-names="" text:cond-style-name=""><text:span text:style-name="a587" text:class-names="">NexTurn</text:span><text:span text:style-name="a588" text:class-names=""/></text:p>
          </draw:text-box>
          <svg:title/>
          <svg:desc/>
        </draw:frame>
        <draw:frame draw:id="id76" draw:style-name="a596" draw:name="TextBox 7" svg:x="0.52228in" svg:y="2.25731in" svg:width="10.76852in" svg:height="0.70684in">
          <draw:text-box>
            <text:p text:style-name="a593" text:class-names="" text:cond-style-name=""><text:span text:style-name="a591" text:class-names="">Set monitoring for an applications java applications. App to be deployed on a Kubernetes cluster</text:span><text:span text:style-name="a592" text:class-names=""/></text:p>
            <text:p text:style-name="a595" text:class-names="" text:cond-style-name=""><text:span text:style-name="a594" text:class-names=""/></text:p>
          </draw:text-box>
          <svg:title/>
          <svg:desc/>
        </draw:frame>
      </draw:page>
      <draw:page draw:name="page1" draw:style-name="a597" draw:master-page-name="Master1-Layout7-blank-Blank" presentation:presentation-page-layout-name="Master1-PPL7" draw:id="Slide-256">
        <draw:frame draw:id="id77" draw:style-name="a598" svg:x="0.7874in" svg:y="0.7874in" svg:width="9.80787in" svg:height="4.7444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04">
          <draw:frame draw:id="id78" draw:style-name="a601" draw:name="Slide Number Placeholder 6" svg:x="4.67953in" svg:y="11.10827in" svg:width="3.5878in" svg:height="0.58425in">
            <draw:text-box>
              <text:p text:style-name="a600" text:class-names="" text:cond-style-name=""><text:span text:style-name="a59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79" presentation:style-name="a602" draw:name="Slide Image Placeholder 1">
            <svg:title/>
            <svg:desc/>
          </draw:page-thumbnail>
          <draw:frame draw:id="id80" presentation:style-name="a6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05" draw:master-page-name="Master1-Layout7-blank-Blank" presentation:presentation-page-layout-name="Master1-PPL7" draw:id="Slide-257">
        <draw:frame draw:id="id81" draw:style-name="a606" svg:x="1.9685in" svg:y="0.22913in" svg:width="6.86102in" svg:height="5.7775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12">
          <draw:frame draw:id="id82" draw:style-name="a609" draw:name="Slide Number Placeholder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3" presentation:style-name="a610" draw:name="Slide Image Placeholder 1">
            <svg:title/>
            <svg:desc/>
          </draw:page-thumbnail>
          <draw:frame draw:id="id84" presentation:style-name="a6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3" draw:master-page-name="Master1-Layout7-blank-Blank" presentation:presentation-page-layout-name="Master1-PPL7" draw:id="Slide-258">
        <draw:frame draw:id="id85" draw:style-name="a614" svg:x="0.2315in" svg:y="1.5748in" svg:width="10.39843in" svg:height="3.4059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20">
          <draw:frame draw:id="id86" draw:style-name="a617" draw:name="Slide Number Placeholder 6" svg:x="4.67953in" svg:y="11.10827in" svg:width="3.5878in" svg:height="0.58425in">
            <draw:text-box>
              <text:p text:style-name="a616" text:class-names="" text:cond-style-name=""><text:span text:style-name="a61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87" presentation:style-name="a618" draw:name="Slide Image Placeholder 1">
            <svg:title/>
            <svg:desc/>
          </draw:page-thumbnail>
          <draw:frame draw:id="id88" presentation:style-name="a6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1" draw:master-page-name="Master1-Layout7-blank-Blank" presentation:presentation-page-layout-name="Master1-PPL7" draw:id="Slide-259">
        <draw:frame draw:id="id89" draw:style-name="a622" svg:x="0.2315in" svg:y="0.85512in" svg:width="10.39843in" svg:height="4.6566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28">
          <draw:frame draw:id="id90" draw:style-name="a625" draw:name="Slide Number Placeholder 6" svg:x="4.67953in" svg:y="11.10827in" svg:width="3.5878in" svg:height="0.58425in">
            <draw:text-box>
              <text:p text:style-name="a624" text:class-names="" text:cond-style-name=""><text:span text:style-name="a62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1" presentation:style-name="a626" draw:name="Slide Image Placeholder 1">
            <svg:title/>
            <svg:desc/>
          </draw:page-thumbnail>
          <draw:frame draw:id="id92" presentation:style-name="a6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29" draw:master-page-name="Master1-Layout7-blank-Blank" presentation:presentation-page-layout-name="Master1-PPL7" draw:id="Slide-260">
        <draw:frame draw:id="id93" draw:style-name="a630" svg:x="0.19685in" svg:y="0.57323in" svg:width="10.59528in" svg:height="5.1354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36">
          <draw:frame draw:id="id94" draw:style-name="a633" draw:name="Slide Number Placeholder 6" svg:x="4.67953in" svg:y="11.10827in" svg:width="3.5878in" svg:height="0.58425in">
            <draw:text-box>
              <text:p text:style-name="a632" text:class-names="" text:cond-style-name=""><text:span text:style-name="a631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95" presentation:style-name="a634" draw:name="Slide Image Placeholder 1">
            <svg:title/>
            <svg:desc/>
          </draw:page-thumbnail>
          <draw:frame draw:id="id96" presentation:style-name="a6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37" draw:master-page-name="Master1-Layout7-blank-Blank" presentation:presentation-page-layout-name="Master1-PPL7" draw:id="Slide-261">
        <draw:frame draw:id="id97" draw:style-name="a638" svg:x="0.2315in" svg:y="0.3937in" svg:width="10.39843in" svg:height="5.6177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44">
          <draw:frame draw:id="id98" draw:style-name="a641" draw:name="Slide Number Placeholder 6" svg:x="4.67953in" svg:y="11.10827in" svg:width="3.5878in" svg:height="0.58425in">
            <draw:text-box>
              <text:p text:style-name="a640" text:class-names="" text:cond-style-name=""><text:span text:style-name="a63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99" presentation:style-name="a642" draw:name="Slide Image Placeholder 1">
            <svg:title/>
            <svg:desc/>
          </draw:page-thumbnail>
          <draw:frame draw:id="id100" presentation:style-name="a6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45" draw:master-page-name="Master1-Layout7-blank-Blank" presentation:presentation-page-layout-name="Master1-PPL7" draw:id="Slide-262">
        <draw:frame draw:id="id101" draw:style-name="a646" svg:x="0.19685in" svg:y="0.49331in" svg:width="10.62992in" svg:height="5.2153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52">
          <draw:frame draw:id="id102" draw:style-name="a649" draw:name="Slide Number Placeholder 6" svg:x="4.67953in" svg:y="11.10827in" svg:width="3.5878in" svg:height="0.58425in">
            <draw:text-box>
              <text:p text:style-name="a648" text:class-names="" text:cond-style-name=""><text:span text:style-name="a64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03" presentation:style-name="a650" draw:name="Slide Image Placeholder 1">
            <svg:title/>
            <svg:desc/>
          </draw:page-thumbnail>
          <draw:frame draw:id="id104" presentation:style-name="a6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kesh Kumar Sahu</meta:initial-creator>
    <dc:creator>Rakesh Sahu</dc:creator>
    <meta:creation-date>2023-07-26T10:20:01Z</meta:creation-date>
    <dc:date>2023-07-26T06:55:18Z</dc:date>
    <meta:editing-cycles>1</meta:editing-cycles>
    <meta:editing-duration>PT806S</meta:editing-duration>
    <meta:document-statistic meta:paragraph-count="14" meta:word-count="39"/>
  </office:meta>
</office:document-meta>
</file>